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Source Sans Pro1" svg:font-family="'Source Sans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1243" officeooo:paragraph-rsid="0011124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1243" officeooo:paragraph-rsid="00111243" style:font-weight-asian="bold" style:font-weight-complex="bold"/>
    </style:style>
    <style:style style:name="P3" style:family="paragraph" style:parent-style-name="Standard">
      <style:text-properties officeooo:rsid="0011331f" officeooo:paragraph-rsid="0011331f"/>
    </style:style>
    <style:style style:name="P4" style:family="paragraph" style:parent-style-name="Standard">
      <style:text-properties fo:color="#000000" fo:font-weight="bold" officeooo:rsid="0011331f" officeooo:paragraph-rsid="0011331f" style:font-weight-asian="bold" style:font-weight-complex="bold"/>
    </style:style>
    <style:style style:name="P5" style:family="paragraph" style:parent-style-name="Text_20_body">
      <style:text-properties fo:font-variant="normal" fo:text-transform="none" fo:color="#000000" style:font-name="Source Sans Pro" fo:font-size="13.5pt" fo:letter-spacing="normal" fo:font-style="normal" fo:font-weight="bold" officeooo:rsid="0011331f" officeooo:paragraph-rsid="0011331f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</style:style>
    <style:style style:name="P7" style:family="paragraph" style:parent-style-name="Quotations">
      <style:paragraph-properties fo:margin-left="0.6437in" fo:margin-right="0.6437in" fo:margin-top="0in" fo:margin-bottom="0.4374in" loext:contextual-spacing="false" fo:line-height="180%" fo:orphans="2" fo:widows="2" fo:text-indent="0in" style:auto-text-indent="false" fo:padding="0in" fo:border="none"/>
    </style:style>
    <style:style style:name="P8" style:family="paragraph" style:parent-style-name="Standard">
      <style:text-properties officeooo:rsid="00191d02" officeooo:paragraph-rsid="00191d02"/>
    </style:style>
    <style:style style:name="T1" style:family="text">
      <style:text-properties fo:font-variant="normal" fo:text-transform="none" fo:color="#000000" style:font-name="Source Sans Pro" fo:font-size="13.5pt" fo:letter-spacing="normal" fo:font-style="normal" fo:font-weight="bold" style:font-weight-asian="bold" style:font-weight-complex="bold"/>
    </style:style>
    <style:style style:name="T2" style:family="text">
      <style:text-properties fo:color="#000000" style:font-name="Source Sans Pro1" fo:font-size="15.75pt" fo:letter-spacing="normal" fo:font-style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tem Program Problem Detected:</text:p>
      <text:p text:style-name="P1"><text:a xlink:type="simple" xlink:href="https://itsfoss.com/how-to-fix-system-program-problem-detected-ubuntu/" text:style-name="Internet_20_link" text:visited-style-name="Visited_20_Internet_20_Link">https://itsfoss.com/how-to-fix-system-program-problem-detected-ubuntu/</text:a></text:p>
      <text:p text:style-name="P8">To check the crush reports: ls -l <text:s/>/<text:span text:style-name="T3">var/</text:span><text:span text:style-name="T4">crash/</text:span></text:p>
      <text:p text:style-name="P8"><text:span text:style-name="T4">gksu gedit /</text:span><text:span text:style-name="T3">etc</text:span><text:span text:style-name="T4">/default/apport</text:span></text:p>
      <text:p text:style-name="P1">Pop-up menu</text:p>
      <text:p text:style-name="P3">Run the following commands:</text:p>
      <text:p text:style-name="P3"/>
      <text:p text:style-name="P4">sudo rm /var/crash/*</text:p>
      <text:p text:style-name="P4">sudo gedit /etc/default/apport &amp;</text:p>
      <text:p text:style-name="P4"/>
      <text:p text:style-name="P5">The content of the file is:</text:p>
      <text:p text:style-name="P7"><text:span text:style-name="T2"># set this to 0 to disable apport, or to 1 to enable it<text:line-break/># you can temporarily override this with<text:line-break/># sudo service apport start force_start=1<text:line-break/></text:span><text:span text:style-name="Strong_20_Emphasis"><text:span text:style-name="T2">enabled=1</text:span></text:span></text:p>
      <text:p text:style-name="P6"><text:span text:style-name="T1">Change the </text:span><text:span text:style-name="Strong_20_Emphasis"><text:span text:style-name="T1">enabled=1</text:span></text:span><text:span text:style-name="T1"> to </text:span><text:span text:style-name="Strong_20_Emphasis"><text:span text:style-name="T1">enabled=0. </text:span></text:span><text:span text:style-name="T1">Save and close the file. 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sans-serif"/>
    <style:font-face style:name="Source Sans Pro1" svg:font-family="'Source Sans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2:19:06.725496701</meta:creation-date>
    <dc:date>2020-01-31T00:06:20.138784343</dc:date>
    <meta:editing-duration>PT8M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3" meta:character-count="503" meta:non-whitespace-character-count="439"/>
  </office:meta>
</office:document-meta>
</file>